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subtitle">
      <style:graphic-properties draw:fill-color="#ffffff" fo:min-height="4.81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top="0.4cm" fo:margin-bottom="0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301cm" svg:y="5.5cm" presentation:class="title" presentation:user-transformed="true">
          <draw:text-box>
            <text:p>実験結果と進捗</text:p>
          </draw:text-box>
        </draw:frame>
        <draw:frame presentation:style-name="pr2" draw:text-style-name="P1" draw:layer="layout" svg:width="25.199cm" svg:height="4.819cm" svg:x="1.4cm" svg:y="10.5cm" presentation:class="subtitle" presentation:user-transformed="true">
          <draw:text-box>
            <text:p>ディジタル情報通信研究室</text:p>
            <text:p>HT21A021 岡本 悠吾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はじめに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安全素数の生成速度を比較</text:span></text:p>
                <text:list>
                  <text:list-item>
                    <text:p text:style-name="P3"><text:span text:style-name="T1">Miller-Rabin</text:span><text:span text:style-name="T1">判定法と</text:span><text:span text:style-name="T1">Euler-Lagrange</text:span><text:span text:style-name="T1">の定理を使った判定法の二種類を組み合わせる（計</text:span><text:span text:style-name="T1">4</text:span><text:span text:style-name="T1">通り）</text:span></text:p>
                  </text:list-item>
                </text:list>
              </text:list-item>
              <text:list-item>
                <text:p><text:span text:style-name="T1">2022</text:span><text:span text:style-name="T1">年度卒業論文「桁数の大きい安全素数判定の速度比較」　著：谷口 博正</text:span></text:p>
                <text:list>
                  <text:list-item>
                    <text:p><text:span text:style-name="T1">さらに大きな桁数で、安全素数が生成されるようなプログラムで実験する</text:span><text:span text:style-name="T1">.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結果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00個では見つけることはできなかった</text:p>
                <text:list>
                  <text:list-item>
                    <text:p>試行割り算の回数: 130</text:p>
                  </text:list-item>
                  <text:list-item>
                    <text:p>12000個でようやく1個あるか無いかくらい</text:p>
                  </text:list-item>
                  <text:list-item>
                    <text:p>テストの順番や桁数によっては50000個でも見つからない場合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CJK JP" style:font-family-complex="'Noto Sans CJK J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CJK JP" style:font-family-complex="'Noto Sans CJK JP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44:50.619528609</meta:creation-date>
    <dc:date>2023-12-04T09:54:12.586347946</dc:date>
    <meta:editing-duration>PT9M18S</meta:editing-duration>
    <meta:editing-cycles>7</meta:editing-cycles>
    <meta:generator>LibreOffice/7.5.8.2$Linux_X86_64 LibreOffice_project/50$Build-2</meta:generator>
    <meta:document-statistic meta:object-count="33"/>
  </office:meta>
</office:document-meta>
</file>